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24-01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23-01-19 0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22-01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21-03-21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20-01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3168" calcext:value-type="float">
            <text:p>80.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9-01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8-01-09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7-01-10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6-10-0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6-01-05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5-01-06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4-01-0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82</text:p>
          </table:table-cell>
          <table:table-cell office:value-type="string" calcext:value-type="string">
            <text:p>MM67882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